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6b66" officeooo:paragraph-rsid="00076b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ffeepflanzen sind Schattengewächse und werden daher meist in Mischwäldern unter schattenspendenden Bäumen angepflanzt. </text:p>
      <text:p text:style-name="P1"/>
      <text:p text:style-name="P1">Ist die Bodenfeuchtigkeit zu gering so vertrocknet die Pflanze und ist nicht mehr in der Lage Nährstoffe mit den Wurzeln aufzunehmen.</text:p>
      <text:p text:style-name="P1"/>
      <text:p text:style-name="P1">Ist die Bodenfeuchtigkeit zu hoch, so können die Pflanzen nicht ausreichend Nährstoffe über die Wurzeln aufnehmen und sie wird mangelversorgt. In Folge dessen geht sie ein. </text:p>
      <text:p text:style-name="P1"/>
      <text:p text:style-name="P1">Ein Kaffeestrauch benötigt am Tag etwa 5 Liter Wasser. Das entspricht einer halben großen 10 Liter Gießkanne.</text:p>
      <text:p text:style-name="P1"/>
      <text:p text:style-name="P1">Demnach reicht eine volle Gießkanne mit 10 Litern Inhalt für genau 2 Pflanzen. </text:p>
      <text:p text:style-name="P1"/>
      <text:p text:style-name="P1">Kaffeepflanzen sollten im optimal Fall in einem Abstand von 3 Metern gepflanzt werden.</text:p>
      <text:p text:style-name="P1"/>
      <text:p text:style-name="P1">Es dürfen nur rote Kaffeekirschen geerntet werden. Grüne, gelbe und schwarze Früchte beeinflussen den Geschmack des Kaffee negativ. </text:p>
      <text:p text:style-name="P1"/>
      <text:p text:style-name="P1">Ist der Niederschlag mit 5 Liter pro Quadratmeter ausreichend hoch, müssen die Kaffeepflanzen nicht bewässert werden.</text:p>
      <text:p text:style-name="P1"/>
      <text:p text:style-name="P1">Die reifen Kaffeekirschen sollten per Hand mit einer leichten Drehbewegung von den Pflanzen getrennt werden. Verletzungen des Fruchtfleisches sollten vermieden werden.</text:p>
      <text:p text:style-name="P1"/>
      <text:p text:style-name="P1">Mit einem Bodenmessgerät lässt sich die Bodenfeuchtigkeit ermitteln. Dazu wird das Gerät in den Boden gesteckt und die Messung gestarte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9:39:01.508000000</meta:creation-date>
    <dc:date>2017-07-02T19:49:42.717000000</dc:date>
    <meta:editing-duration>PT11S</meta:editing-duration>
    <meta:editing-cycles>1</meta:editing-cycles>
    <meta:document-statistic meta:table-count="0" meta:image-count="0" meta:object-count="0" meta:page-count="1" meta:paragraph-count="10" meta:word-count="178" meta:character-count="1254" meta:non-whitespace-character-count="1082"/>
    <meta:generator>LibreOffice/5.2.2.2$Windows_x86 LibreOffice_project/8f96e87c890bf8fa77463cd4b640a2312823f3ad</meta:generator>
  </office:meta>
</office:document-meta>
</file>